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BAAAAA+ArialMT" svg:font-family="BAAAAA+ArialMT"/>
    <style:font-face style:name="CAAAAA+Arial-BoldMT" svg:font-family="CAAAAA+Arial-BoldMT"/>
    <style:font-face style:name="Lohit Hindi2" svg:font-family="'Lohit Hindi'"/>
    <style:font-face style:name="OpenSymbol" svg:font-family="OpenSymbol"/>
    <style:font-face style:name="monospace" svg:font-family="monospace, monospace"/>
    <style:font-face style:name="Ubuntu" svg:font-family="Ubuntu" style:font-family-generic="swiss"/>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 svg:font-family="'Lohit Hindi'" style:font-pitch="variable"/>
    <style:font-face style:name="Albany" svg:font-family="Albany"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variant="normal" fo:text-transform="none" fo:color="#009900" style:font-name="monospace" fo:font-size="12pt" fo:letter-spacing="normal" fo:font-style="normal"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Preformatted_20_Text">
      <style:paragraph-properties fo:margin-left="0in" fo:margin-right="0in" fo:margin-top="0in" fo:margin-bottom="0in" fo:text-align="justify" style:justify-single-word="false" fo:text-indent="0in" style:auto-text-indent="false" fo:background-color="#f9f9f9" fo:padding="0in" fo:border="none">
        <style:background-image/>
      </style:paragraph-properties>
      <style:text-properties fo:font-variant="normal" fo:text-transform="none" fo:color="#009900" style:font-name="monospace" fo:font-size="12pt" fo:letter-spacing="normal" fo:font-style="normal" fo:font-weight="normal"/>
    </style:style>
    <style:style style:name="P7" style:family="paragraph" style:parent-style-name="Preformatted_20_Text">
      <style:paragraph-properties fo:margin-top="0in" fo:margin-bottom="0in" fo:text-align="justify" style:justify-single-word="false" fo:background-color="#f9f9f9" fo:padding="0in" fo:border="none">
        <style:background-image/>
      </style:paragraph-properties>
      <style:text-properties fo:font-variant="normal" fo:text-transform="none" fo:color="#000000" fo:letter-spacing="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ab-stops>
          <style:tab-stop style:position="0.4917in"/>
        </style:tab-stops>
      </style:paragraph-properties>
      <style:text-properties fo:font-size="12pt" fo:font-weight="normal" style:font-size-asian="10.5pt" style:font-weight-asian="normal" style:font-size-complex="12pt" style:font-weight-complex="normal"/>
    </style:style>
    <style:style style:name="P15" style:family="paragraph" style:parent-style-name="Standard">
      <style:paragraph-properties fo:text-align="justify" style:justify-single-word="false">
        <style:tab-stops>
          <style:tab-stop style:position="0.4917in"/>
        </style:tab-stops>
      </style:paragraph-properties>
      <style:text-properties fo:font-size="12pt" fo:font-weight="normal" style:font-size-asian="10.5pt" style:font-weight-asian="normal" style:font-size-complex="12pt" style:font-weight-complex="normal"/>
    </style:style>
    <style:style style:name="P16" style:family="paragraph" style:parent-style-name="Standard" style:list-style-name="L4">
      <style:paragraph-properties fo:text-align="justify" style:justify-single-word="false">
        <style:tab-stops>
          <style:tab-stop style:position="0.4917in"/>
        </style:tab-stops>
      </style:paragraph-properties>
      <style:text-properties fo:font-size="12pt" fo:font-weight="normal"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style:font-size-asian="10.5pt" style:font-size-complex="12pt"/>
    </style:style>
    <style:style style:name="P19" style:family="paragraph" style:parent-style-name="Standard">
      <style:paragraph-properties fo:text-align="justify" style:justify-single-word="false"/>
      <style:text-properties fo:color="#000000" style:font-name="Times New Roman" fo:font-size="12pt" fo:font-weight="normal" style:font-name-asian="BAAAAA+ArialMT" style:font-size-asian="12pt" style:font-weight-asian="normal" style:font-name-complex="BAAAAA+ArialMT" style:font-size-complex="12pt" style:font-weight-complex="normal"/>
    </style:style>
    <style:style style:name="P20" style:family="paragraph" style:parent-style-name="Standard" style:list-style-name="">
      <style:paragraph-properties fo:text-align="start" style:justify-single-word="false" style:text-autospace="none"/>
      <style:text-properties fo:color="#000000" style:font-name="Times New Roman" fo:font-size="12pt" style:font-name-asian="BAAAAA+ArialMT" style:font-size-asian="12pt" style:font-name-complex="BAAAAA+ArialMT" style:font-size-complex="12pt"/>
    </style:style>
    <style:style style:name="P21" style:family="paragraph" style:parent-style-name="Standard">
      <style:paragraph-properties fo:text-align="justify" style:justify-single-word="false"/>
      <style:text-properties style:font-name="Times New Roman" fo:font-size="12pt" style:font-size-asian="12pt" style:font-size-complex="12pt"/>
    </style:style>
    <style:style style:name="P22" style:family="paragraph" style:parent-style-name="Standard" style:list-style-name="">
      <style:paragraph-properties fo:text-align="start" style:justify-single-word="false" style:text-autospace="none"/>
      <style:text-properties style:font-name="Times New Roman" fo:font-size="12pt" style:font-size-asian="12pt" style:font-size-complex="12pt"/>
    </style:style>
    <style:style style:name="P23"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4" style:family="paragraph" style:parent-style-name="Standard" style:list-style-name="">
      <style:paragraph-properties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25" style:family="paragraph" style:parent-style-name="Standard" style:list-style-name="">
      <style:paragraph-properties style:text-autospace="none"/>
      <style:text-properties style:font-name="Times New Roman" fo:font-size="12pt" fo:font-weight="normal" style:font-size-asian="12pt" style:font-weight-asian="normal" style:font-size-complex="12pt" style:font-weight-complex="normal"/>
    </style:style>
    <style:style style:name="P26" style:family="paragraph" style:parent-style-name="Standard" style:list-style-name="L3">
      <style:paragraph-properties style:text-autospace="none"/>
      <style:text-properties style:font-name="Times New Roman" fo:font-size="12pt" fo:font-weight="normal" style:font-size-asian="12pt" style:font-weight-asian="normal" style:font-size-complex="12pt" style:font-weight-complex="normal"/>
    </style:style>
    <style:style style:name="P27" style:family="paragraph" style:parent-style-name="Standard" style:list-style-name="">
      <style:paragraph-properties style:text-autospace="non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29" style:family="paragraph" style:parent-style-name="Standard">
      <style:paragraph-properties fo:text-align="justify" style:justify-single-word="false">
        <style:tab-stops>
          <style:tab-stop style:position="0.4917in"/>
        </style:tab-stops>
      </style:paragraph-properties>
      <style:text-properties fo:color="#004587" style:font-name="Times New Roman" fo:font-size="12pt" fo:font-weight="normal" style:font-name-asian="BAAAAA+ArialMT" style:font-size-asian="12pt" style:font-weight-asian="normal" style:font-name-complex="BAAAAA+ArialMT" style:font-size-complex="12pt" style:font-weight-complex="normal"/>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32" style:family="paragraph" style:parent-style-name="lyt-aqua_7e_LT_7e_Gliederung_20_1">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33" style:family="paragraph" style:parent-style-name="lyt-aqua_7e_LT_7e_Gliederung_20_1" style:list-style-name="">
      <style:paragraph-properties fo:margin-left="0in" fo:margin-right="0in" fo:margin-top="0in" fo:margin-bottom="0.1965in" fo:text-indent="0in" style:auto-text-indent="false" style:text-autospace="none"/>
      <style:text-properties fo:color="#000000"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7" style:family="paragraph">
      <style:paragraph-properties fo:text-align="center"/>
    </style:style>
    <style:style style:name="P38" style:family="paragraph">
      <style:text-properties style:font-name="Times New Roman" fo:font-size="7pt" style:font-size-asian="7pt" style:font-size-complex="7pt"/>
    </style:style>
    <style:style style:name="P39" style:family="paragraph">
      <style:paragraph-properties fo:text-align="center"/>
      <style:text-properties fo:font-size="5pt" style:font-size-asian="5pt" style:font-size-complex="5pt"/>
    </style:style>
    <style:style style:name="P40" style:family="paragraph">
      <style:text-properties fo:font-size="8pt" style:font-size-asian="8pt" style:font-size-complex="8pt"/>
    </style:style>
    <style:style style:name="T1" style:family="text">
      <style:text-properties fo:background-color="#ffff00"/>
    </style:style>
    <style:style style:name="T2" style:family="text">
      <style:text-properties style:font-name="monospace" fo:font-size="12pt" fo:font-style="normal" fo:font-weight="normal"/>
    </style:style>
    <style:style style:name="T3" style:family="text">
      <style:text-properties fo:color="#3366cc" style:font-name="monospace" fo:font-size="12pt" fo:font-style="normal" fo:font-weight="normal"/>
    </style:style>
    <style:style style:name="T4" style:family="text">
      <style:text-properties fo:color="#339933" style:font-name="monospace" fo:font-size="12pt" fo:font-style="normal" fo:font-weight="normal"/>
    </style:style>
    <style:style style:name="T5" style:family="text">
      <style:text-properties fo:color="#009900" style:font-name="monospace" fo:font-size="12pt" fo:font-style="normal" fo:font-weight="normal"/>
    </style:style>
    <style:style style:name="T6" style:family="text">
      <style:text-properties fo:color="#cc0000" style:font-name="monospace" fo:font-size="12pt" fo:font-style="normal" fo:font-weight="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fo:font-weight="bold" style:font-name-asian="Albany" style:font-weight-asian="bold" style:font-name-complex="Albany" style:font-weight-complex="bold"/>
    </style:style>
    <style:style style:name="T10" style:family="text">
      <style:text-properties fo:color="#dd2300" style:font-name-asian="BAAAAA+ArialMT" style:font-name-complex="BAAAAA+ArialMT"/>
    </style:style>
    <style:style style:name="T11" style:family="text">
      <style:text-properties fo:color="#dd2300" style:font-name-asian="CAAAAA+Arial-BoldMT" style:font-name-complex="CAAAAA+Arial-BoldMT"/>
    </style:style>
    <style:style style:name="T12" style:family="text">
      <style:text-properties fo:color="#000000" style:font-name-asian="BAAAAA+ArialMT" style:font-name-complex="BAAAAA+ArialMT"/>
    </style:style>
    <style:style style:name="T13" style:family="text">
      <style:text-properties fo:color="#000000" style:font-name-asian="CAAAAA+Arial-BoldMT" style:font-name-complex="CAAAAA+Arial-BoldMT"/>
    </style:style>
    <style:style style:name="T14" style:family="text">
      <style:text-properties fo:color="#000000" style:font-name="Times New Roman" fo:font-size="12pt" fo:font-weight="normal" style:font-name-asian="BAAAAA+ArialMT" style:font-size-asian="10.5pt" style:font-weight-asian="normal" style:font-name-complex="BAAAAA+ArialMT" style:font-size-complex="12pt" style:font-weight-complex="normal"/>
    </style:style>
    <style:style style:name="T15" style:family="text">
      <style:text-properties fo:font-weight="normal" style:font-weight-asian="normal" style:font-weight-complex="normal"/>
    </style:style>
    <style:style style:name="T16" style:family="text">
      <style:text-properties fo:color="#008100" style:font-name-asian="CAAAAA+Arial-BoldMT" style:font-name-complex="CAAAAA+Arial-BoldMT"/>
    </style:style>
    <style:style style:name="T17" style:family="text">
      <style:text-properties fo:color="#95476b" style:font-name-asian="CAAAAA+Arial-BoldMT" style:font-name-complex="CAAAAA+Arial-BoldMT"/>
    </style:style>
    <style:style style:name="T18" style:family="text">
      <style:text-properties style:font-name-asian="Albany" style:font-name-complex="Albany"/>
    </style:style>
    <style:style style:name="T1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font-name="Times New Roman" fo:font-size="7pt" style:font-size-asian="7pt" style:font-size-complex="7pt"/>
    </style:style>
    <style:style style:name="T22" style:family="text">
      <style:text-properties style:font-name="Times New Roman" fo:font-size="5pt" style:font-size-asian="5pt" style:font-size-complex="5pt"/>
    </style:style>
    <style:style style:name="T23" style:family="text">
      <style:text-properties fo:font-size="8pt"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RTree</text:p>
      <text:p text:style-name="P2"/>
      <text:p text:style-name="P10">Geo Moule in BaseX</text:p>
      <text:p text:style-name="P2"/>
      <text:p text:style-name="P2">Geo features in BaseX are implemented based on the EXPath Geo Module Specification [ref.]. The module comprises a set of functions, widely used in geographic and geometric analysis, such as intersection, within, distance, boundary, centroid, diference, union, and etc. The functions are implemented in Geo module, mainly added to the “basex-api” package in BaseX. In addition, spatial index structure is implemented in BaseX core. Geo module is an individual package with a set of classes as below,</text:p>
      <text:list xml:id="list272639054" text:style-name="L2">
        <text:list-item>
          <text:p text:style-name="P13">Geo</text:p>
        </text:list-item>
        <text:list-item>
          <text:p text:style-name="P13">GeoError</text:p>
        </text:list-item>
        <text:list-item>
          <text:p text:style-name="P13">GeoTest</text:p>
        </text:list-item>
        <text:list-item>
          <text:p text:style-name="P13">GmlReader</text:p>
        </text:list-item>
        <text:list-item>
          <text:p text:style-name="P13">GeoIndex</text:p>
        </text:list-item>
      </text:list>
      <text:p text:style-name="P2"/>
      <text:p text:style-name="P2">Geo class is the main one, in which all geo spatial functions are defined and implemented and could be used in Xquery. GeoErrors defined error functions with related massages to be thrown. GeoTest class contains functions to test the module. Functions required to read the GML geometries as xml elements are implemented in GmlReader class. <text:s/>GeoIndex class offers functions to use geo spatial index in geo functions and queries. Spatial indexing and related implementation details will be described in he next section. Here we explain general functionalities of this module.</text:p>
      <text:p text:style-name="P2">The geometries supported in this module, based on GML 2.0 standard, are,</text:p>
      <text:list xml:id="list1703059451" text:style-name="L1">
        <text:list-item>
          <text:p text:style-name="P12">Point</text:p>
        </text:list-item>
        <text:list-item>
          <text:p text:style-name="P12">LineString</text:p>
        </text:list-item>
        <text:list-item>
          <text:p text:style-name="P12">Polygon</text:p>
        </text:list-item>
        <text:list-item>
          <text:p text:style-name="P12">Multi.. ???</text:p>
          <text:p text:style-name="P12"/>
        </text:list-item>
      </text:list>
      <text:p text:style-name="P2">The geo functions in Geo.java class are the public ones, accessible from BaseX GUI, using some private functions of the class to read geometries or write them out into the GUI. Besides, each function uses corresponding function from <office:annotation><dc:creator>Rostam </dc:creator><dc:date>2014-03-04T13:25:14</dc:date><text:p text:style-name="P35"><text:span text:style-name="T20">Appendix</text:span></text:p></office:annotation>JTS library[ref.] to do the required geometric operation and provide the geo spatial functionalities. Here we briefly explain the process when input geometries either from a variable or a database node is processed and the result is returned.</text:p>
      <text:p text:style-name="P2">Let's start it with an example, asking for geometries (here just the polygons are mentioned) within a specified polygon ($p). The query should be written using Xquery via BaseX GUI as follow,</text:p>
      <text:p text:style-name="P19"/>
      <text:p text:style-name="P19"><text:tab/>let $p := &lt;gml:Polygon&gt;</text:p>
      <text:p text:style-name="P20"><text:tab/><text:tab/><text:tab/>&lt;gml:outerBoundaryIs&gt;… &lt;/gml:outerBoundaryIs&gt;</text:p>
      <text:p text:style-name="P20"><text:tab/><text:tab/> <text:s text:c="2"/>&lt;gml:Polygon&gt;</text:p>
      <text:p text:style-name="P20"><text:tab/>for $x in //gml:Polygon</text:p>
      <text:p text:style-name="P24"><text:span text:style-name="T12"><text:tab/>return if ( within($x, $p)</text:span><text:span text:style-name="T10"> </text:span><text:span text:style-name="T12">) then $x else ()</text:span></text:p>
      <text:p text:style-name="P24"/>
      <text:p text:style-name="P2">Each geo spatial function has at least one geometry as an input, as function “within” above. As in the example, the $p variable is provided as a node and the $x variables are database nodes. To read the geometries as a node, when the geo function (within) is called, the private function “geo” first checks the element name to make sure that at least the node name is a valid geometry name. It means, if the element name is something out of the set of geometry names, the function would throw an error. </text:p>
      <text:p text:style-name="P2">Then, the <office:annotation><dc:creator>Rostam </dc:creator><dc:date>2014-03-04T23:28:12</dc:date><text:p text:style-name="P35"><text:span text:style-name="T20">JTS reader is not mentioned.</text:span></text:p></office:annotation>gmlReader class is used to read and pars the element and to check their validity based on <text:soft-page-break/>GML2.0 format. The reader is implemented as the class “GMLReader” and differently reads the elements based on their types (tag names). If the element is a valid GML geometry, the function create the corresponding geometry, using JTS constructors. Otherwise, an appropriate error massage will be thrown. For instance, if a polygon does not have any outer ring or the coordinates of a geometry are not valid coordinates. </text:p>
      <text:p text:style-name="P2"/>
      <text:p text:style-name="P2">(Figure for this process)</text:p>
      <text:p text:style-name="P2"/>
      <text:p text:style-name="P2">Now, the geometry is ready to be input for an geometric operation. For example, to check two geometries whether they intersect each other, the symmetric distance of two geometries, and number of inner rings of a polygon. The operation is done using the JTS function. The results could be numbers, boolean values, geometries, string, and few other data types. In case which the output is geometry, it needs to be converted to a database node (DBNode). Therefore, first JTS gml writer class is used to convert the GML format of the geometry to string. Next, the string, is used to create database instance to form a database node. Finally, the output is shown on GUI. This steps are shown in Figure ….</text:p>
      <text:p text:style-name="P21"><text:span text:style-name="T12"/></text:p>
      <text:p text:style-name="P27"><text:span text:style-name="T12">Geo Module Limitations</text:span></text:p>
      <text:p text:style-name="P25"><text:span text:style-name="T12">Geo functions are perfectly working, but the point is that the performance is not satisfying, when the <text:s/>data needs to be queried. A point that makes this problem more serious is that the geo spatial data have commonly huge size. This brings the idea of indexing, designed based on the geo spatial requirements.</text:span></text:p>
      <text:p text:style-name="P25"><text:span text:style-name="T12">The first point to consider related to performance issue is that the whole database is processed for every type of query. It means, in some queries checking parts of the file and a range of geometries would be enough to get the result. For example, if we want to find the intersecting geometries of a specific geometry, there is no need to check the whole geometries and examining the area near and around to this geometry would be enough to get the results. This comes from the characteristic of the spatial data. That means, the data file is in fact written form of the geometries which are positioned in space. </text:span></text:p>
      <text:p text:style-name="P25"><text:span text:style-name="T12">This idea would help to use an indexing structure for such a queries and decrease the number of scanned geometries and therefore, better timing.</text:span></text:p>
      <text:p text:style-name="P25"><text:span text:style-name="T12">As it is explained in related work [??], there are different spatial indexing structure. The one that we use is JTS STRTree. STRTree has the basic structure of the R-Tree, with the improved performance in comparison to R-Tree [??]. This structure is once made, when the spatial index for a database is requested, then uses two step filtering for each time a query needs to be done. It should be considered that only specific queries would benefit from this index,</text:span></text:p>
      <text:list xml:id="list1829414981" text:style-name="L3">
        <text:list-item>
          <text:p text:style-name="P26"><text:span text:style-name="T12">intersects</text:span></text:p>
        </text:list-item>
        <text:list-item>
          <text:p text:style-name="P26"><text:span text:style-name="T12">within</text:span></text:p>
        </text:list-item>
        <text:list-item>
          <text:p text:style-name="P26"><text:span text:style-name="T12">contain</text:span></text:p>
        </text:list-item>
        <text:list-item>
          <text:p text:style-name="P26"><text:span text:style-name="T12">relates </text:span></text:p>
        </text:list-item>
        <text:list-item>
          <text:p text:style-name="P26"><text:span text:style-name="T12">overlaps</text:span></text:p>
        </text:list-item>
        <text:list-item>
          <text:p text:style-name="P26"><text:span text:style-name="T12">crosses</text:span></text:p>
        </text:list-item>
        <text:list-item>
          <text:p text:style-name="P26"><text:span text:style-name="T12">touches</text:span></text:p>
        </text:list-item>
        <text:list-item>
          <text:p text:style-name="P26"><text:span text:style-name="T12">equals</text:span></text:p>
        </text:list-item>
        <text:list-item>
          <text:p text:style-name="P26"><text:span text:style-name="T12">disjoint*</text:span></text:p>
        </text:list-item>
      </text:list>
      <text:p text:style-name="P28"><text:span text:style-name="T12"/></text:p>
      <text:p text:style-name="P2">The tree structure, holding the bounding boxes in inner nodes and geometries in leaves, is written into a file and each time the index is applied, the file is read into main memory (see Figure ???). The first step of filtering is to select those nodes of the tree, which intersect with the given geometry's bounding box. And in the second step, the geometric operation is applied on geometries inside the selected areas, whether they meet the query condition. This strategy will dramatically decrease the number of <text:soft-page-break/>processes in database. In the following sections we represent the performance issues of the index structure.</text:p>
      <text:p text:style-name="P2"/>
      <text:p text:style-name="P2"><text:span text:style-name="T8">Geo Spatial Index in BaseX</text:span></text:p>
      <text:p text:style-name="P2"/>
      <text:p text:style-name="P18"><text:span text:style-name="T15">Spatial index in BaseX is added both in baseX core and also BaseX-API packages. The main structure of the index is added as a package in core, defining the index builder classes, based on the core structure of BaseX. The class “SpatialBuilder” extends “IndexBuilder” and builds the index tree using pre-values of the nodes and serializes it into the disk, using JTS serializer. In the end, a file called “STRTreeIndex” for the related database is created. </text:span></text:p>
      <text:p text:style-name="P18"><text:span text:style-name="T15">The other GeoIndex class in BaseX-API extends QueryModule and implements the methods defined by JTS STRTree class for reading the index file from hard disk into memory and filtering. These functions could be combined with regular geo functions, when spatial index is created for a database, to have the benefit of filtering feature and gain better performance. The below example clarifies how the indexing function should be used,</text:span></text:p>
      <text:p text:style-name="P18"><text:span text:style-name="T15"/></text:p>
      <text:p text:style-name="P18"><text:span text:style-name="T15">import module namespace geo-index = "http://expath.org/ns/GeoIndex";</text:span></text:p>
      <text:p text:style-name="P18"><text:span text:style-name="T15">import module namespace geo = "http://expath.org/ns/Geo";</text:span></text:p>
      <text:p text:style-name="P18"><text:span text:style-name="T15">declare namespace gml="http://www.opengis.net/gml";</text:span></text:p>
      <text:p text:style-name="P18"><text:span text:style-name="T15">let $a:= &lt;gml:Polygon&gt;</text:span></text:p>
      <text:p text:style-name="P18"><text:span text:style-name="T15"><text:s text:c="14"/>&lt;gml:outerBoundaryIs&gt;</text:span></text:p>
      <text:p text:style-name="P18"><text:span text:style-name="T15"><text:s text:c="16"/><text:tab/>&lt;gml:LinearRing&gt; </text:span></text:p>
      <text:p text:style-name="P18"><text:span text:style-name="T15"><text:tab/><text:tab/><text:tab/>&lt;gml:coordinates&gt;3.9,50.6 6,52.8 4.5,52.8 3.9,50.6&lt;/gml:coordinates&gt; </text:span></text:p>
      <text:p text:style-name="P18"><text:span text:style-name="T15"><text:tab/><text:tab/>&lt;/gml:LinearRing&gt;</text:span></text:p>
      <text:p text:style-name="P18"><text:span text:style-name="T15"><text:s text:c="14"/>&lt;/gml:outerBoundaryIs&gt;</text:span></text:p>
      <text:p text:style-name="P18"><text:span text:style-name="T15"><text:s text:c="12"/>&lt;/gml:Polygon&gt;</text:span></text:p>
      <text:p text:style-name="P18"><text:span text:style-name="T15">return ( geo-index:filter("DB", $a)[geo:intersects( $a, .)])</text:span></text:p>
      <text:p text:style-name="P18"><text:span text:style-name="T15"/></text:p>
      <text:p text:style-name="P18"><text:span text:style-name="T15">As it could be seen in this sample, first the filter function from the “GeoIndex” class does the first <text:s/>filtering step and then the selected geometries are send to the intersects function to be checked against the intersection with $a polygon. <text:s/></text:span></text:p>
      <text:p text:style-name="P18"><text:span text:style-name="T15">Two approach of index function implementation : different module for indexing and implicit indexing, using Map → better perrformance in the second one <text:s/>??????????????</text:span></text:p>
      <text:p text:style-name="Standard"/>
      <text:p text:style-name="P17">Time Complexity Issues</text:p>
      <text:p text:style-name="P17"/>
      <text:p text:style-name="P3"><text:span text:style-name="T15">There is no need to emphasize on the importance of the role that indexing plays in query time and performance improvement. Here, we use real-world data to observe the effect of the implemented spatial index, followed by in depth looking at the implementation from other perspectives, trying to achieve better performance. This data is provided by </text:span><text:span text:style-name="T14">University of Twente, Dept of Geoinformation Processing [] and holds some real information of geometries on earth, in GML 2.0 format. The original file based on one of the Netherlands' coordinate system (RD/NAP Amersfoort RD New) is around 133.3 MB and have 12773 polygons inside 11886 multi-polygons.</text:span></text:p>
      <text:p text:style-name="P2">We run different queries on this database with and without spatial index to see time consumption dependency on the index structure. Moreover, queries have various number of results, to see also the trend changes concerning the number of outputs.</text:p>
      <text:p text:style-name="P2">To start with, we take a look at the effect on index utilization in queries in comparison with queries using no spatial index. Figure … shows the effectiveness of index utilization.</text:p>
      <text:p text:style-name="P2"/>
      <text:p text:style-name="P2"><text:soft-page-break/>(Figure index efficiency)</text:p>
      <text:p text:style-name="P2"/>
      <text:p text:style-name="P14">As it can be seen in this Figure, the query time when spatial index is not used, is fixed for different number of results. It means, it dose not have any relation with the output size and no matter how big the result is, it will remain fixed. As mentioned before, this is because of the fact that for each query, the whole file is scanned and analyzed. In contrast, queries using spatial index relatively take more time as the number of output objects goes higher. <text:span text:style-name="T1">It confirms that filtering approach are going in the right direction</text:span>, but the performance still is not satisfying. Thus, we need to investigate more ways to improve it.</text:p>
      <text:p text:style-name="P14">By monitoring the times consuming by different part of a query, we discovered that <office:annotation><dc:creator>Rostam </dc:creator><dc:date>2014-03-04T23:49:32</dc:date><text:p text:style-name="P35"><text:span text:style-name="T20">نمیدونم خوبِ که بنویسم یا نه</text:span><text:span text:style-name="T20">!</text:span></text:p></office:annotation>JTS GMLReader functions also takes considerable amount of time (see Figure ….). It should be mentioned that up to this point JTS GMLReader class is being used to read and parse the geometries from GML and convert them to JTS geometries. <text:s/></text:p>
      <text:p text:style-name="P14"/>
      <text:p text:style-name="P14">(make a chart to show the bigness of the reader time)</text:p>
      <text:p text:style-name="P14"/>
      <text:p text:style-name="P14">Regarding the geometry reading process in JTS, shown in Figure …., it seemed that direct parsing approach might declines the query time. Thus, we implemented a custom GML reader class to immediately pars the gml elements into JTS geometries. As it was supposed, reading time dramatically reduced with the new functions. Figure … represents this time difference.</text:p>
      <text:p text:style-name="P14"/>
      <text:p text:style-name="P14"><text:s/>(Fig. JTS reader and custom reader comparison)</text:p>
      <text:p text:style-name="P14"/>
      <text:p text:style-name="P14">Since the performance needs to get better yet, a deeper look at the different part of a query will help to find the points to concentrate more. Suppose we run the query below, using spatial query,</text:p>
      <text:p text:style-name="P29"/>
      <text:p text:style-name="P29">let $a:= &lt;gml:Polygon&gt; … &lt;/gml:Polygon&gt;</text:p>
      <text:p text:style-name="P22"><text:span text:style-name="T12">return ( geo-index:</text:span><text:span text:style-name="T16">filter("DB", $a) </text:span><text:span text:style-name="T12">[geo:</text:span><text:span text:style-name="T11">intersects( </text:span><text:span text:style-name="T13">. </text:span><text:span text:style-name="T11">, </text:span><text:span text:style-name="T17">$a</text:span><text:span text:style-name="T11">)</text:span><text:span text:style-name="T12">]</text:span></text:p>
      <text:p text:style-name="P14"/>
      <text:p text:style-name="P14">The total query time will be divided into the following parts,</text:p>
      <text:list xml:id="list541429792" text:style-name="L4">
        <text:list-item>
          <text:p text:style-name="P16">reading the input geometry</text:p>
        </text:list-item>
        <text:list-item>
          <text:p text:style-name="P16">filtering the geometries bu filter function </text:p>
        </text:list-item>
        <text:list-item>
          <text:p text:style-name="P16">reading the filtered geometries from the database</text:p>
        </text:list-item>
        <text:list-item>
          <text:p text:style-name="P16">apply intersect operation on each pair of input geometry and selected geometries.</text:p>
        </text:list-item>
      </text:list>
      <text:p text:style-name="P14"/>
      <text:p text:style-name="P14">To follow our aim in this stage, we examine each part separately. Figure … shows the time taken by the mentioned functions. It could be seen, that the biggest amount of time is still taken by reading process. Even the single reading of the input geometry seems to be expensive. Hence, the reading function should be examined more in detail.</text:p>
      <text:p text:style-name="P14"/>
      <text:p text:style-name="P14">(Fig. For different timing part in a query)</text:p>
      <text:p text:style-name="P14"/>
      <text:p text:style-name="P2">We examine java profiling to get more precise information. The first few methods in profile output with the highest percentage of time occupation, ordered from most-used to least-used, are listed in the following,</text:p>
      <text:p text:style-name="P2"/>
      <text:p text:style-name="P32"><text:span text:style-name="T9">rank <text:s text:c="2"/></text:span><text:tab/><text:span text:style-name="T8">self <text:s/></text:span><text:tab/><text:tab/><text:span text:style-name="T8">accum <text:s text:c="2"/>count <text:s text:c="2"/></text:span><text:tab/><text:span text:style-name="T8">method</text:span></text:p>
      <text:p text:style-name="P33"><text:soft-page-break/><text:span text:style-name="T18"><text:s text:c="3"/>1 </text:span><text:tab/>6.95% <text:s/><text:tab/>6.95% <text:s text:c="5"/>94 <text:s/><text:tab/>org.basex.util.<text:span text:style-name="T8">Token.split</text:span></text:p>
      <text:p text:style-name="P33"><text:span text:style-name="T18"><text:s text:c="3"/>2 <text:s/></text:span><text:tab/>5.33% <text:tab/><text:tab/>12.28% <text:s text:c="4"/>72 <text:tab/>org.expath.ns.<text:span text:style-name="T8">GmlReader.createPolygon</text:span></text:p>
      <text:p text:style-name="P33"><text:span text:style-name="T18"><text:s text:c="3"/>3 <text:s/></text:span><text:tab/>4.59% <text:tab/><text:tab/>16.86% <text:s text:c="4"/>62 <text:s/><text:tab/>org.basex.util.<text:span text:style-name="T8">Token.split</text:span></text:p>
      <text:p text:style-name="P33"><text:span text:style-name="T18"><text:s text:c="3"/>4 <text:s/></text:span><text:tab/>4.22% <text:tab/><text:tab/>21.08% <text:s text:c="4"/>57 <text:s/><text:tab/>org.basex.query.func.<text:span text:style-name="T9">JavaModuleFunc.eval</text:span></text:p>
      <text:p text:style-name="P33"><text:span text:style-name="T18"><text:s text:c="3"/>5 <text:s/></text:span><text:tab/>3.55% <text:tab/><text:tab/>24.63% <text:s text:c="4"/>48 <text:s/><text:tab/>org.expath.ns.<text:span text:style-name="T8">Geo.geo</text:span></text:p>
      <text:p text:style-name="P33"><text:span text:style-name="T18"><text:s text:c="3"/>6 <text:s/></text:span><text:tab/>3.18% <text:tab/><text:tab/>27.81% <text:s text:c="4"/>43 <text:tab/>org.basex.util.<text:span text:style-name="T8">Token.split</text:span></text:p>
      <text:p text:style-name="P33"><text:span text:style-name="T18"><text:s text:c="3"/>7 </text:span><text:tab/>3.03% <text:tab/><text:tab/>30.84% <text:s text:c="4"/>41 <text:s/><text:tab/>org.basex.util.<text:span text:style-name="T8">Token.split</text:span></text:p>
      <text:p text:style-name="P33"><text:span text:style-name="T18"><text:s text:c="3"/>8 <text:s/></text:span><text:tab/>2.96% <text:tab/><text:tab/>33.80% <text:s text:c="4"/>40 <text:s/><text:tab/>org.basex.util.<text:span text:style-name="T8">Token.split</text:span></text:p>
      <text:p text:style-name="P33"><text:span text:style-name="T18"><text:s text:c="3"/>9 <text:s/></text:span><text:tab/>2.74% <text:tab/><text:tab/>36.54% <text:s text:c="4"/>37 <text:s/><text:tab/>org.expath.ns.<text:span text:style-name="T8">Geo.geo</text:span></text:p>
      <text:p text:style-name="P23"><text:s text:c="2"/>As the profile output indicates, the call for function “split” consumes greater amount of time. Besides, “createPolygon” and “geo” functions, all used in GmlReader class are expensive ones. Therefore, these functions should be focused in performance tuning, if this approach would be take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Testing the Real Data with MongoDB</text:p>
      <text:p text:style-name="P1"/>
      <text:p text:style-name="P2">MongoDB provides geo spatial functionalities and features to query and process the data in the format of GeoJson. This is an encoding format for geographical features, using JSON standard<office:annotation><dc:creator>Rostam </dc:creator><dc:date>2014-03-02T23:25:04</dc:date><text:p text:style-name="P34"><text:span text:style-name="T19">wikipedia</text:span></text:p></office:annotation> []. A <office:annotation><dc:creator>Rostam </dc:creator><dc:date>2014-02-03T22:02:08</dc:date><text:p text:style-name="P36"><text:span text:style-name="T19">Should be explained before</text:span></text:p></office:annotation><text:span text:style-name="T1">Geojson</text:span> files has the file structure is as follow,</text:p>
      <text:p text:style-name="P6">{</text:p>
      <text:p text:style-name="P7"><text:s text:c="2"/><text:span text:style-name="T3">"type"</text:span><text:span text:style-name="T4">:</text:span><text:span text:style-name="T2"> </text:span><text:span text:style-name="T3">"FeatureCollection"</text:span><text:span text:style-name="T4">,</text:span></text:p>
      <text:p text:style-name="P7"><text:s text:c="2"/><text:span text:style-name="T3">"features"</text:span><text:span text:style-name="T4">:</text:span><text:span text:style-name="T2"> </text:span><text:span text:style-name="T5">[</text:span></text:p>
      <text:p text:style-name="P7"><text:s text:c="4"/><text:span text:style-name="T5">{</text:span></text:p>
      <text:p text:style-name="P7"><text:s text:c="6"/><text:span text:style-name="T3">"type"</text:span><text:span text:style-name="T4">:</text:span><text:span text:style-name="T2"> </text:span><text:span text:style-name="T3">"Feature"</text:span><text:span text:style-name="T4">,</text:span></text:p>
      <text:p text:style-name="P7"><text:s text:c="6"/><text:span text:style-name="T3">"geometry"</text:span><text:span text:style-name="T4">:</text:span><text:span text:style-name="T2"> </text:span><text:span text:style-name="T5">{</text:span></text:p>
      <text:p text:style-name="P7"><text:s text:c="8"/><text:span text:style-name="T3">"type"</text:span><text:span text:style-name="T4">:</text:span><text:span text:style-name="T2"> </text:span><text:span text:style-name="T3">"Point"</text:span><text:span text:style-name="T4">,</text:span></text:p>
      <text:p text:style-name="P7"><text:s text:c="8"/><text:span text:style-name="T3">"coordinates"</text:span><text:span text:style-name="T4">:</text:span><text:span text:style-name="T2"> </text:span><text:span text:style-name="T5">[</text:span><text:span text:style-name="T6">102.0</text:span><text:span text:style-name="T4">,</text:span><text:span text:style-name="T2"> </text:span><text:span text:style-name="T6">0.5</text:span><text:span text:style-name="T5">]</text:span></text:p>
      <text:p text:style-name="P7"><text:s text:c="6"/><text:span text:style-name="T5">}</text:span><text:span text:style-name="T4">,</text:span></text:p>
      <text:p text:style-name="P7"><text:s text:c="6"/><text:span text:style-name="T3">"properties"</text:span><text:span text:style-name="T4">:</text:span><text:span text:style-name="T2"> </text:span><text:span text:style-name="T5">{</text:span></text:p>
      <text:p text:style-name="P7"><text:s text:c="8"/><text:span text:style-name="T3">"prop0"</text:span><text:span text:style-name="T4">:</text:span><text:span text:style-name="T2"> </text:span><text:span text:style-name="T3">"value0"</text:span></text:p>
      <text:p text:style-name="P7"><text:s text:c="6"/><text:span text:style-name="T5">}</text:span></text:p>
      <text:p text:style-name="P7"><text:s text:c="4"/><text:span text:style-name="T5">}</text:span><text:span text:style-name="T4">,</text:span></text:p>
      <text:p text:style-name="P7"><text:s text:c="4"/><text:span text:style-name="T5">{</text:span></text:p>
      <text:p text:style-name="P7"><text:s text:c="6"/><text:span text:style-name="T3">"type"</text:span><text:span text:style-name="T4">:</text:span><text:span text:style-name="T2"> </text:span><text:span text:style-name="T3">"Feature"</text:span><text:span text:style-name="T4">,</text:span></text:p>
      <text:p text:style-name="P7"><text:s text:c="6"/><text:span text:style-name="T3">"geometry"</text:span><text:span text:style-name="T4">:</text:span><text:span text:style-name="T2"> </text:span><text:span text:style-name="T5">{</text:span></text:p>
      <text:p text:style-name="P7"><text:s text:c="8"/><text:span text:style-name="T3">"type"</text:span><text:span text:style-name="T4">:</text:span><text:span text:style-name="T2"> </text:span><text:span text:style-name="T3">"LineString"</text:span><text:span text:style-name="T4">,</text:span></text:p>
      <text:p text:style-name="P7"><text:s text:c="8"/><text:span text:style-name="T3">"coordinates"</text:span><text:span text:style-name="T4">:</text:span><text:span text:style-name="T2"> </text:span><text:span text:style-name="T5">[</text:span></text:p>
      <text:p text:style-name="P7"><text:s text:c="10"/><text:span text:style-name="T5">[</text:span><text:span text:style-name="T6">102.0</text:span><text:span text:style-name="T4">,</text:span><text:span text:style-name="T2"> </text:span><text:span text:style-name="T6">0.0</text:span><text:span text:style-name="T5">]</text:span><text:span text:style-name="T4">,</text:span><text:span text:style-name="T2"> </text:span><text:span text:style-name="T5">[</text:span><text:span text:style-name="T6">103.0</text:span><text:span text:style-name="T4">,</text:span><text:span text:style-name="T2"> </text:span><text:span text:style-name="T6">1.0</text:span><text:span text:style-name="T5">]</text:span><text:span text:style-name="T4">,</text:span><text:span text:style-name="T2"> </text:span><text:span text:style-name="T5">[</text:span><text:span text:style-name="T6">104.0</text:span><text:span text:style-name="T4">,</text:span><text:span text:style-name="T2"> </text:span><text:span text:style-name="T6">0.0</text:span><text:span text:style-name="T5">]</text:span><text:span text:style-name="T4">,</text:span><text:span text:style-name="T2"> </text:span><text:span text:style-name="T5">[</text:span><text:span text:style-name="T6">105.0</text:span><text:span text:style-name="T4">,</text:span><text:span text:style-name="T2"> </text:span><text:span text:style-name="T6">1.0</text:span><text:span text:style-name="T5">]</text:span></text:p>
      <text:p text:style-name="P7"><text:s text:c="8"/><text:span text:style-name="T5">]</text:span></text:p>
      <text:p text:style-name="P7"><text:s text:c="6"/><text:span text:style-name="T5">}</text:span><text:span text:style-name="T4">,</text:span></text:p>
      <text:p text:style-name="P7"><text:s text:c="6"/><text:span text:style-name="T3">"properties"</text:span><text:span text:style-name="T4">:</text:span><text:span text:style-name="T2"> </text:span><text:span text:style-name="T5">{</text:span></text:p>
      <text:p text:style-name="P7"><text:s text:c="8"/><text:span text:style-name="T3">"prop1"</text:span><text:span text:style-name="T4">:</text:span><text:span text:style-name="T2"> </text:span><text:span text:style-name="T6">0.0</text:span><text:span text:style-name="T4">,</text:span></text:p>
      <text:p text:style-name="P7"><text:s text:c="8"/><text:span text:style-name="T3">"prop0"</text:span><text:span text:style-name="T4">:</text:span><text:span text:style-name="T2"> </text:span><text:span text:style-name="T3">"value0"</text:span></text:p>
      <text:p text:style-name="P7"><text:s text:c="6"/><text:span text:style-name="T5">}</text:span></text:p>
      <text:p text:style-name="P7"><text:s text:c="4"/><text:span text:style-name="T5">}</text:span></text:p>
      <text:p text:style-name="P7"><text:s text:c="2"/><text:span text:style-name="T5">]</text:span></text:p>
      <text:p text:style-name="P4">}</text:p>
      <text:p text:style-name="P4"/>
      <text:p text:style-name="P4"/>
      <text:p text:style-name="P2">We have used geographic data from Netherland...</text:p>
      <text:p text:style-name="P2">The original data are in <office:annotation><dc:creator>Rostam </dc:creator><dc:date>2014-03-03T01:47:42</dc:date><text:p text:style-name="P34"><text:span text:style-name="T19">Appendix</text:span></text:p></office:annotation>GML2.0 format and in RD/NAP Amersfoort RD New <office:annotation><dc:creator>Rostam </dc:creator><dc:date>2014-03-03T01:58:06</dc:date><text:p text:style-name="P34"><text:span text:style-name="T19">Appendix</text:span></text:p></office:annotation>coordinate system, which is one of the Netherlands' national reference system. Since MongoDB only supports WGS84 coordinate system, the conversion was done to have the coordinates in new format. The file contains 12773 polygons in 11886 MultiPolygons. </text:p>
      <text:p text:style-name="P2"/>
      <text:p text:style-name="P2">Importing data into MongoDB could be done through Mongo Shell or either using an API.</text:p>
      <text:p text:style-name="P2"/>
      <text:p text:style-name="P2">There are some limitations needs to be considered in using geo spatial features in MongoDB. The main one is the document size limitation. The imported documents should have the size smaler than 16MB [ref to website]. Since it is normal to have large geometries in real geographic data files, this would be serious problem while working with such a data in MongoDB. Therefore, the documents have to be converted into smaller one in a way. The other limitation is that z coordinate is not supported in <text:soft-page-break/>MongoDB and no error massage will be shown when a coordinate contains third value as z coordinate. Instead, those geometries would no be processed. Additionally, multi geometries are not supported in MongoDB and they also will not be checked in queries, without any error massage. These should be concerned during the querying geo spatial data in MongoDB.</text:p>
      <text:p text:style-name="P2"/>
      <text:p text:style-name="P3"><text:span text:style-name="T7">The data file that we used to query with MongoDB, had already size problem. So, we tried to to import those geometries smaller than this size. The file was originally in GML format and converted to geojson format, using an online tool (</text:span><text:a xlink:type="simple" xlink:href="http://converter.mygeodata.eu/"><text:span text:style-name="T7">http://converter.mygeodata.eu/</text:span></text:a><text:span text:style-name="T7">). Then tried to filter geometries and insert them in different geojson files. Then, we inserted these files into a collection. With this approach, there are some points about querying that are mentioned here. </text:span>As the example above shows, geometries are contained in the key “features” which is an array. To <text:s/>query the elements inside an array, the general find() function,</text:p>
      <text:p text:style-name="P3"/>
      <text:p text:style-name="P3">db.collection.find ({“features.geometry”: {$geoIntersects: {$geometry: {type: “Point”, coordinates: [2 , 3]}}}})</text:p>
      <text:p text:style-name="P3"/>
      <text:p text:style-name="P3">would not give us the individual elements. This query would go through the whole array, and if it finds any element meeting the condition, returns the “features” array, not those selected elements inside the array, since we have a collection with a set of JSON files (see Figure ??). To get just those specific elements, aggregation function should be used,</text:p>
      <text:p text:style-name="P3"/>
      <text:p text:style-name="P3">db.collection.aggregate({$unwind: “features”}, {$match: {“features.geometry”: {$geoIntersects: {$geometry: {type: “Point”, coordinates: [2 , 3]}}}}})</text:p>
      <text:p text:style-name="P3"/>
      <text:p text:style-name="P3">Aggregation function is used to access aggregation framework in MongoDB. This framework is one of the three approaches that MongoDB uses for aggregation. This approach processes a document in a pipeline of commands. The above aggregation function would split the result elements of the array and returns them individually with “$unwind” command and will select those elements matching the given query and condition through the “$match” operator. The order of the aggregation will differ the results and also in some cases, the performance.</text:p>
      <text:p text:style-name="P3">Additionally, in this structure indexing geometry objects do not work. It means, the cursor which is returned by a find() function is “BasicCursor”, as it is shown in the profile of a query below,</text:p>
      <text:p text:style-name="P3"/>
      <text:p text:style-name="P3">… (profile)</text:p>
      <text:p text:style-name="P3"/>
      <text:p text:style-name="P3">If “s2cursor” is used, it means that geo spatial index is applied. It seems that the index do not work in such a structure of this collection. When we changed the structure by just inserting the geometries one by one, out of the main structure of GeoJson files. It means, instead of having individual geojson files in a collection, we will have individual geometries in the collection, as illustrated in Figure ??.</text:p>
      <text:p text:style-name="P3"/>
      <text:p text:style-name="P3"/>
      <text:p text:style-name="P3"><draw:frame text:anchor-type="paragraph" draw:z-index="3" draw:style-name="gr2" svg:width="1.1323in" svg:height="0.2087in" svg:x="3.7945in" svg:y="0.0055in"><draw:text-box><text:p>Collection “geo”</text:p></draw:text-box></draw:frame><draw:frame text:anchor-type="paragraph" draw:z-index="1" draw:style-name="gr2" svg:width="1.1323in" svg:height="0.2087in" svg:x="1.028in" svg:y="0.0016in"><draw:text-box><text:p>Collection “geo”</text:p></draw:text-box></draw:frame></text:p>
      <text:p text:style-name="P30"/>
      <text:p text:style-name="P3"><draw:frame text:anchor-type="paragraph" draw:z-index="2" draw:style-name="gr3" svg:width="0.3823in" svg:height="0.2295in" svg:x="1.2429in" svg:y="0.0874in"><draw:text-box><text:p>...</text:p></draw:text-box></draw:frame><draw:rect text:anchor-type="paragraph" draw:z-index="4" draw:style-name="gr1" draw:text-style-name="P37" svg:width="1.8378in" svg:height="1.6689in" svg:x="3.7in" svg:y="0.022in"><text:p/></draw:rect><draw:frame text:anchor-type="paragraph" draw:z-index="5" draw:style-name="gr4" draw:text-style-name="P38" svg:width="1.6114in" svg:height="0.4862in" svg:x="3.85in" svg:y="0.0807in"><draw:text-box><text:p><text:span text:style-name="T21">{"type":"Feature",</text:span></text:p><text:p><text:span text:style-name="T21"><text:s text:c="2"/></text:span><text:span text:style-name="T21">"properties" : “...”,</text:span></text:p><text:p><text:span text:style-name="T21"><text:s text:c="2"/></text:span><text:span text:style-name="T21">"geometry": {"type":"Polygon",</text:span></text:p><text:p><text:span text:style-name="T21"><text:tab/></text:span><text:span text:style-name="T21">"coordinates":[[[ …]]]}}</text:span></text:p></draw:text-box></draw:frame><draw:rect text:anchor-type="paragraph" draw:z-index="0" draw:style-name="gr1" draw:text-style-name="P37" svg:width="1.8114in" svg:height="1.6689in" svg:x="1.0209in" svg:y="0.0181in"><text:p/></draw:rect></text:p>
      <text:p text:style-name="P3"><draw:rect text:anchor-type="paragraph" draw:z-index="7" draw:style-name="gr6" draw:text-style-name="P39" svg:width="1.0752in" svg:height="0.4449in" svg:x="1.1807in" svg:y="0.189in"><text:p><text:span text:style-name="T22">{"type":"Feature",</text:span></text:p><text:p><text:span text:style-name="T22"><text:s text:c="2"/></text:span><text:span text:style-name="T22">"properties" : “...”,</text:span></text:p><text:p><text:span text:style-name="T22"><text:s text:c="2"/></text:span><text:span text:style-name="T22">"geometry": {"type":"Polygon",</text:span></text:p><text:p><text:span text:style-name="T22"><text:s text:c="2"/></text:span><text:span text:style-name="T22">"coordinates":[[[ …]]]}}</text:span></text:p></draw:rect></text:p>
      <text:p text:style-name="P3"/>
      <text:p text:style-name="P3"><draw:frame text:anchor-type="paragraph" draw:z-index="6" draw:style-name="gr5" draw:text-style-name="P38" svg:width="1.6114in" svg:height="0.6717in" svg:x="3.85in" svg:y="0.1264in"><draw:text-box><text:p><text:span text:style-name="T21">{"type":"Feature",</text:span></text:p><text:p><text:span text:style-name="T21"><text:s text:c="2"/></text:span><text:span text:style-name="T21">"properties" : “...”,</text:span></text:p><text:p><text:span text:style-name="T21"><text:s text:c="2"/></text:span><text:span text:style-name="T21">"geometry": {"type":"Point",</text:span></text:p><text:p><text:span text:style-name="T21"><text:tab/></text:span><text:span text:style-name="T21">"coordinates":[ …]}}</text:span></text:p><text:p><text:span text:style-name="T21"/></text:p><text:p><text:span text:style-name="T21"><text:s text:c="2"/>…</text:span></text:p></draw:text-box></draw:frame><draw:rect text:anchor-type="paragraph" draw:z-index="8" draw:style-name="gr6" draw:text-style-name="P39" svg:width="1.0752in" svg:height="0.4449in" svg:x="1.3752in" svg:y="0.05in"><text:p><text:span text:style-name="T22">{"type":"Feature",</text:span></text:p><text:p><text:span text:style-name="T22"><text:s text:c="2"/></text:span><text:span text:style-name="T22">"properties" : “...”,</text:span></text:p><text:p><text:span text:style-name="T22"><text:s text:c="2"/></text:span><text:span text:style-name="T22">"geometry": {"type":"Polygon",</text:span></text:p><text:p><text:span text:style-name="T22"><text:s text:c="2"/></text:span><text:span text:style-name="T22">"coordinates":[[[ …]]]}}</text:span></text:p></draw:rect></text:p>
      <text:p text:style-name="P3"><draw:rect text:anchor-type="paragraph" draw:z-index="9" draw:style-name="gr6" draw:text-style-name="P39" svg:width="1.0752in" svg:height="0.4449in" svg:x="1.5555in" svg:y="0.111in"><text:p><text:span text:style-name="T22">{"type":"Feature",</text:span></text:p><text:p><text:span text:style-name="T22"><text:s text:c="2"/></text:span><text:span text:style-name="T22">"properties" : “...”,</text:span></text:p><text:p><text:span text:style-name="T22"><text:s text:c="2"/></text:span><text:span text:style-name="T22">"geometry": {"type":"Polygon",</text:span></text:p><text:p><text:span text:style-name="T22"><text:s text:c="2"/></text:span><text:span text:style-name="T22">"coordinates":[[[ …]]]}}</text:span></text:p></draw:rect></text:p>
      <text:p text:style-name="P3"/>
      <text:p text:style-name="P3"/>
      <text:p text:style-name="P3">As it is explained above, aggregation function with “$unwind” and then “$match” commands is needed to find the geometries in a query for the first structure. But in the second one with the individual geometries, a regular find() function gives the desired results as geometries.</text:p>
      <text:p text:style-name="P3"/>
      <text:p text:style-name="P3">… mesale agregate va find()</text:p>
      <text:p text:style-name="P3"/>
      <text:p text:style-name="P3">Furthermore, query timing of the second collection is better. Below is two queries, the first from a collection with JSON files structure and the second from a collection with individual geometries, both having the same geometries. Both geometries give the same result, but query timing of the collection without files are better. </text:p>
      <text:p text:style-name="P3"/>
      <text:p text:style-name="P3">…. (profiles)</text:p>
      <text:p text:style-name="P3"/>
      <text:p text:style-name="P3"><text:line-break/><text:span text:style-name="T8">Geo Spatial Operators</text:span></text:p>
      <text:p text:style-name="P3"/>
      <text:p text:style-name="P3">Geo spatial operators in MongoDB are limited to the following ones:</text:p>
      <text:p text:style-name="P3"/>
      <text:p text:style-name="P3">$geoIntersects</text:p>
      <text:p text:style-name="P3">$geoWithin</text:p>
      <text:p text:style-name="P3">$near</text:p>
      <text:p text:style-name="P3">$nearSphere</text:p>
      <text:p text:style-name="P3"/>
      <text:p text:style-name="P3"><text:line-break/><text:span text:style-name="T8">Indexes </text:span></text:p>
      <text:p text:style-name="P3"/>
      <text:p text:style-name="P3">There are three type of geo spatial indexes supported in MongoDB, 2dsphere index, 2d index, and Haystack index. 2D index are suitable for querying the geometric data in legacy coordinate systems , i.e. not WGS84, in MongoDB 2.2 and earlier. Haystack should be used to query small geo spatial areas on earth. 2Dsphere as the index, which we also have used, are designed for querying geo spatial data on a sphere. We have used the real data on the earth in WGS84 coordinate system, so 2dsphere index had to be used. Here we briefly explain about th 2D index structure. </text:p>
      <text:p text:style-name="P3">In fact, MongoDB indexes the geohash values which are created for coordinates [website mongoDB]. A geohash in generated by recursively dividing the geographic area into quarters and assigning each part a two-bit value . As this process repeats, each quarter could be divided into sub-quarters, this numbering follows the same way (see Figure … ). Therefore, the geohashs for all points in 00 area would be 00.</text:p>
      <text:p text:style-name="P3"/>
      <text:p text:style-name="P3"/>
      <text:p text:style-name="P3"/>
      <text:p text:style-name="P3"/>
      <text:p text:style-name="P3"><draw:rect text:anchor-type="paragraph" draw:z-index="17" draw:style-name="gr7" draw:text-style-name="P37" svg:width="1.2531in" svg:height="1.0835in" svg:x="4.1in" svg:y="0.1035in"><text:p/></draw:rect><draw:frame text:anchor-type="paragraph" draw:z-index="34" draw:style-name="gr10" draw:text-style-name="P40" svg:width="0.2496in" svg:height="0.1669in" svg:x="5.0728in" svg:y="0.1693in"><draw:text-box><text:p text:style-name="P40"><text:span text:style-name="T23">1010</text:span></text:p></draw:text-box></draw:frame><draw:frame text:anchor-type="paragraph" draw:z-index="33" draw:style-name="gr10" draw:text-style-name="P40" svg:width="0.2496in" svg:height="0.1669in" svg:x="4.7673in" svg:y="0.1709in"><draw:text-box><text:p text:style-name="P40"><text:span text:style-name="T23">1001</text:span></text:p></draw:text-box></draw:frame><draw:frame text:anchor-type="paragraph" draw:z-index="26" draw:style-name="gr10" draw:text-style-name="P40" svg:width="0.2496in" svg:height="0.1669in" svg:x="4.448in" svg:y="0.1575in"><draw:text-box draw:corner-radius="0.2492in"><text:p text:style-name="P40"><text:span text:style-name="T23">0110</text:span></text:p></draw:text-box></draw:frame><draw:frame text:anchor-type="paragraph" draw:z-index="25" draw:style-name="gr10" draw:text-style-name="P40" svg:width="0.2496in" svg:height="0.1669in" svg:x="4.1654in" svg:y="0.1583in"><draw:text-box><text:p text:style-name="P40"><text:span text:style-name="T23">0101</text:span></text:p></draw:text-box></draw:frame><draw:line text:anchor-type="paragraph" draw:z-index="23" draw:style-name="gr7" draw:text-style-name="P37" svg:x1="5.0307in" svg:y1="0.1035in" svg:x2="5.0307in" svg:y2="1.187in"><text:p/></draw:line><draw:line text:anchor-type="paragraph" draw:z-index="22" draw:style-name="gr7" draw:text-style-name="P37" svg:x1="4.4146in" svg:y1="0.1035in" svg:x2="4.4146in" svg:y2="1.187in"><text:p/></draw:line><draw:line text:anchor-type="paragraph" draw:z-index="21" draw:style-name="gr7" draw:text-style-name="P37" svg:x1="4.711in" svg:y1="0.1035in" svg:x2="4.711in" svg:y2="1.187in"><text:p/></draw:line><draw:line text:anchor-type="paragraph" draw:z-index="11" draw:style-name="gr7" draw:text-style-name="P37" svg:x1="1.5748in" svg:y1="0.1138in" svg:x2="1.561in" svg:y2="1.1972in"><text:p/></draw:line><draw:rect text:anchor-type="paragraph" draw:z-index="10" draw:style-name="gr7" draw:text-style-name="P37" svg:width="1.2224in" svg:height="1.0835in" svg:x="0.95in" svg:y="0.1138in"><text:p/></draw:rect><text:soft-page-break/><text:tab/><text:tab/><text:tab/><text:tab/><text:tab/><text:tab/><text:tab/><text:tab/></text:p>
      <text:p text:style-name="P3"><draw:frame text:anchor-type="paragraph" draw:z-index="13" draw:style-name="gr8" svg:width="0.2295in" svg:height="0.2016in" svg:x="1.1791in" svg:y="0.0752in"><draw:text-box><text:p>01</text:p></draw:text-box></draw:frame><draw:frame text:anchor-type="paragraph" draw:z-index="16" draw:style-name="gr8" svg:width="0.2295in" svg:height="0.2016in" svg:x="1.7972in" svg:y="0.0764in"><draw:text-box><text:p>10</text:p></draw:text-box></draw:frame><draw:line text:anchor-type="paragraph" draw:z-index="19" draw:style-name="gr7" draw:text-style-name="P37" svg:x1="5.3528in" svg:y1="0.1957in" svg:x2="4.1in" svg:y2="0.1882in"><text:p/></draw:line></text:p>
      <text:p text:style-name="P3"><draw:frame text:anchor-type="paragraph" draw:z-index="27" draw:style-name="gr10" draw:text-style-name="P40" svg:width="0.2496in" svg:height="0.1669in" svg:x="4.1516in" svg:y="0.0709in"><draw:text-box><text:p text:style-name="P40"><text:span text:style-name="T23">0100</text:span></text:p></draw:text-box></draw:frame><draw:frame text:anchor-type="paragraph" draw:z-index="28" draw:style-name="gr10" draw:text-style-name="P40" svg:width="0.2496in" svg:height="0.1669in" svg:x="4.448in" svg:y="0.0783in"><draw:text-box><text:p text:style-name="P40"><text:span text:style-name="T23">0111</text:span></text:p></draw:text-box></draw:frame><draw:frame text:anchor-type="paragraph" draw:z-index="35" draw:style-name="gr10" draw:text-style-name="P40" svg:width="0.2496in" svg:height="0.1669in" svg:x="4.7673in" svg:y="0.0862in"><draw:text-box draw:corner-radius="0.6181in"><text:p text:style-name="P40">1000</text:p></draw:text-box></draw:frame><draw:frame text:anchor-type="paragraph" draw:z-index="36" draw:style-name="gr10" draw:text-style-name="P40" svg:width="0.2496in" svg:height="0.1669in" svg:x="5.0728in" svg:y="0.0811in"><draw:text-box draw:corner-radius="0.6181in"><text:p text:style-name="P40">1011</text:p></draw:text-box></draw:frame><draw:line text:anchor-type="paragraph" draw:z-index="12" draw:style-name="gr7" draw:text-style-name="P37" svg:x1="2.172in" svg:y1="0.2807in" svg:x2="0.95in" svg:y2="0.2807in"><text:p/></draw:line><draw:frame text:anchor-type="paragraph" draw:z-index="14" draw:style-name="gr8" svg:width="0.2295in" svg:height="0.2016in" svg:x="1.1583in" svg:y="0.4563in"><draw:text-box><text:p>00</text:p></draw:text-box></draw:frame><draw:line text:anchor-type="paragraph" draw:z-index="20" draw:style-name="gr7" draw:text-style-name="P37" svg:x1="5.3528in" svg:y1="0.5508in" svg:x2="4.1in" svg:y2="0.5508in"><text:p/></draw:line><draw:line text:anchor-type="paragraph" draw:z-index="18" draw:style-name="gr7" draw:text-style-name="P37" svg:x1="5.3528in" svg:y1="0.2783in" svg:x2="4.1in" svg:y2="0.2756in"><text:p/></draw:line> </text:p>
      <text:p text:style-name="P3"><draw:custom-shape text:anchor-type="paragraph" draw:z-index="24" draw:style-name="gr9" svg:width="0.8961in" svg:height="0.1531in" svg:x="2.7118in" svg:y="0.062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9" draw:style-name="gr10" draw:text-style-name="P40" svg:width="0.2496in" svg:height="0.1669in" svg:x="4.1516in" svg:y="0.1484in"><draw:text-box><text:p text:style-name="P40"><text:span text:style-name="T23">0001</text:span></text:p></draw:text-box></draw:frame><draw:frame text:anchor-type="paragraph" draw:z-index="30" draw:style-name="gr10" draw:text-style-name="P40" svg:width="0.2496in" svg:height="0.1669in" svg:x="4.448in" svg:y="0.15in"><draw:text-box><text:p text:style-name="P40"><text:span text:style-name="T23">0010</text:span></text:p></draw:text-box></draw:frame><draw:frame text:anchor-type="paragraph" draw:z-index="37" draw:style-name="gr10" draw:text-style-name="P40" svg:width="0.2496in" svg:height="0.1669in" svg:x="4.7673in" svg:y="0.1598in"><draw:text-box draw:corner-radius="0.6181in"><text:p text:style-name="P40">1101</text:p></draw:text-box></draw:frame><draw:frame text:anchor-type="paragraph" draw:z-index="38" draw:style-name="gr10" draw:text-style-name="P40" svg:width="0.2496in" svg:height="0.1669in" svg:x="5.0728in" svg:y="0.15in"><draw:text-box draw:corner-radius="0.6181in"><text:p text:style-name="P40">1110</text:p></draw:text-box></draw:frame></text:p>
      <text:p text:style-name="P5"><draw:frame text:anchor-type="paragraph" draw:z-index="15" draw:style-name="gr8" svg:width="0.2295in" svg:height="0.2016in" svg:x="1.7882in" svg:y="0.0709in"><draw:text-box><text:p>11</text:p></draw:text-box></draw:frame><text:tab/><text:tab/><text:tab/><text:tab/><text:tab/></text:p>
      <text:p text:style-name="P5"><draw:frame text:anchor-type="paragraph" draw:z-index="31" draw:style-name="gr10" draw:text-style-name="P40" svg:width="0.2496in" svg:height="0.1669in" svg:x="4.1516in" svg:y="0.0311in"><draw:text-box><text:p text:style-name="P40"><text:span text:style-name="T23">0000</text:span></text:p></draw:text-box></draw:frame><draw:frame text:anchor-type="paragraph" draw:z-index="32" draw:style-name="gr10" draw:text-style-name="P40" svg:width="0.2496in" svg:height="0.1669in" svg:x="4.448in" svg:y="0.0339in"><draw:text-box><text:p text:style-name="P40"><text:span text:style-name="T23">0011</text:span></text:p></draw:text-box></draw:frame><draw:frame text:anchor-type="paragraph" draw:z-index="39" draw:style-name="gr10" draw:text-style-name="P40" svg:width="0.2496in" svg:height="0.1669in" svg:x="4.7673in" svg:y="0.0252in"><draw:text-box draw:corner-radius="0.6181in"><text:p text:style-name="P40">1100</text:p></draw:text-box></draw:frame><draw:frame text:anchor-type="paragraph" draw:z-index="40" draw:style-name="gr10" draw:text-style-name="P40" svg:width="0.2496in" svg:height="0.1669in" svg:x="5.0728in" svg:y="0.0354in"><draw:text-box draw:corner-radius="0.6181in"><text:p text:style-name="P40">1111</text:p></draw:text-box></draw:frame><text:tab/><text:tab/><text:tab/><text:tab/><text:tab/><text:tab/><text:tab/></text:p>
      <text:p text:style-name="P5"/>
      <text:p text:style-name="P5"/>
      <text:p text:style-name="P3">The more division is continued and smaller the areas are and longer geohash is produced for each, the more precision is available.</text:p>
      <text:p text:style-name="P3"/>
      <text:p text:style-name="P5">Results in MongoDB and BaseX</text:p>
      <text:p text:style-name="P3"/>
      <text:p text:style-name="P3">After preparing the same data in both GML and JSON, it is time to compare the results. The queries are applied once with spatial index and once without index. The queries are selected to get the different range of results, so the changes in query timings could be seen as the number of results goes higher or lower. Figure … shows the timing result for different queries, without spatial index. </text:p>
      <text:p text:style-name="P3">As it could be seen, in both databases query time is decreasing as the number of results goes higher. This trend repeats when spatial index is added (see Figure …). The point is that when index is not used, the performance are more or less the same in both databases, since the whole data file would be processed to find the matching cases. The profile shows that in absence of index, the number of <text:s/>scanned documents and number of index entries in MongoDB are equal to the number of total documents in collection. While using the index would lower these numbers and consequently improves the performance. The same happens in BaseX, but the index structure provides the results in shorter time....!</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BAAAAA+ArialMT" svg:font-family="BAAAAA+ArialMT"/>
    <style:font-face style:name="CAAAAA+Arial-BoldMT" svg:font-family="CAAAAA+Arial-BoldMT"/>
    <style:font-face style:name="Lohit Hindi2" svg:font-family="'Lohit Hindi'"/>
    <style:font-face style:name="OpenSymbol" svg:font-family="OpenSymbol"/>
    <style:font-face style:name="monospace" svg:font-family="monospace, monospace"/>
    <style:font-face style:name="Ubuntu" svg:font-family="Ubuntu" style:font-family-generic="swiss"/>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 svg:font-family="'Lohit Hindi'" style:font-pitch="variable"/>
    <style:font-face style:name="Albany" svg:font-family="Albany"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3"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Outline_20_1" style:display-name="Outline 1" style:family="paragraph">
      <style:paragraph-properties fo:margin="100%" fo:margin-left="0in" fo:margin-right="0in" fo:margin-top="0in" fo:margin-bottom="0.1965in" fo:text-indent="0in"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text-indent="-0.2362in" style:auto-text-indent="false">
        <style:tab-stops/>
      </style:paragraph-properties>
    </style:style>
    <style:style style:name="lyt-aqua_7e_LT_7e_Gliederung_20_1" style:display-name="lyt-aqua~LT~Gliederung 1" style:family="paragraph">
      <style:paragraph-properties fo:margin="100%" fo:margin-left="0in" fo:margin-right="0in" fo:margin-top="0in" fo:margin-bottom="0.1965in" fo:text-indent="0in"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100%" fo:margin-left="2.3626in" fo:margin-right="0in" fo:margin-top="0in" fo:margin-bottom="0.0398in" fo:text-indent="-0.2362in" style:auto-text-indent="false">
        <style:tab-stops/>
      </style:paragraph-properties>
    </style:style>
    <style:style style:name="lyt-aqua_7e_LT_7e_Gliederung_20_6" style:display-name="lyt-aqua~LT~Gliederung 6" style:family="paragraph" style:parent-style-name="lyt-aqua_7e_LT_7e_Gliederung_20_5">
      <style:paragraph-properties fo:margin="100%" fo:margin-left="2.8346in" fo:margin-right="0in" fo:text-indent="-0.2362in" style:auto-text-indent="false">
        <style:tab-stops/>
      </style:paragraph-properties>
    </style:style>
    <style:style style:name="lyt-aqua_7e_LT_7e_Gliederung_20_7" style:display-name="lyt-aqua~LT~Gliederung 7" style:family="paragraph" style:parent-style-name="lyt-aqua_7e_LT_7e_Gliederung_20_6">
      <style:paragraph-properties fo:margin="100%" fo:margin-left="3.3071in" fo:margin-right="0in" fo:text-indent="-0.2362in" style:auto-text-indent="false">
        <style:tab-stops/>
      </style:paragraph-properties>
    </style:style>
    <style:style style:name="lyt-aqua_7e_LT_7e_Gliederung_20_8" style:display-name="lyt-aqua~LT~Gliederung 8" style:family="paragraph" style:parent-style-name="lyt-aqua_7e_LT_7e_Gliederung_20_7">
      <style:paragraph-properties fo:margin="100%" fo:margin-left="3.7799in" fo:margin-right="0in" fo:text-indent="-0.2362in" style:auto-text-indent="false">
        <style:tab-stops/>
      </style:paragraph-properties>
    </style:style>
    <style:style style:name="lyt-aqua_7e_LT_7e_Gliederung_20_9" style:display-name="lyt-aqua~LT~Gliederung 9" style:family="paragraph" style:parent-style-name="lyt-aqua_7e_LT_7e_Gliederung_20_8">
      <style:paragraph-properties fo:margin="100%" fo:margin-left="4.252in" fo:margin-right="0in" fo:text-indent="-0.2362in"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100%" fo:margin-left="0in" fo:margin-right="0in" fo:text-align="center" style:justify-single-word="false" fo:text-indent="-0.2362in"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lyt-roundedrect_7e_LT_7e_Gliederung_20_1" style:display-name="lyt-roundedrect~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Gliederung_20_2" style:display-name="lyt-roundedrect~LT~Gliederung 2" style:family="paragraph" style:parent-style-name="lyt-roundedrect_7e_LT_7e_Gliederung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lyt-roundedrect_7e_LT_7e_Gliederung_20_3" style:display-name="lyt-roundedrect~LT~Gliederung 3" style:family="paragraph" style:parent-style-name="lyt-roundedrect_7e_LT_7e_Gliederung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lyt-roundedrect_7e_LT_7e_Gliederung_20_4" style:display-name="lyt-roundedrect~LT~Gliederung 4" style:family="paragraph" style:parent-style-name="lyt-roundedrect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lyt-roundedrect_7e_LT_7e_Gliederung_20_5" style:display-name="lyt-roundedrect~LT~Gliederung 5" style:family="paragraph" style:parent-style-name="lyt-roundedrect_7e_LT_7e_Gliederung_20_4">
      <style:paragraph-properties fo:margin="100%" fo:margin-left="2.3626in" fo:margin-right="0in" fo:margin-top="0in" fo:margin-bottom="0.0398in" fo:text-indent="-0.2362in" style:auto-text-indent="false">
        <style:tab-stops/>
      </style:paragraph-properties>
    </style:style>
    <style:style style:name="lyt-roundedrect_7e_LT_7e_Gliederung_20_6" style:display-name="lyt-roundedrect~LT~Gliederung 6" style:family="paragraph" style:parent-style-name="lyt-roundedrect_7e_LT_7e_Gliederung_20_5">
      <style:paragraph-properties fo:margin="100%" fo:margin-left="2.8346in" fo:margin-right="0in" fo:text-indent="-0.2362in" style:auto-text-indent="false">
        <style:tab-stops/>
      </style:paragraph-properties>
    </style:style>
    <style:style style:name="lyt-roundedrect_7e_LT_7e_Gliederung_20_7" style:display-name="lyt-roundedrect~LT~Gliederung 7" style:family="paragraph" style:parent-style-name="lyt-roundedrect_7e_LT_7e_Gliederung_20_6">
      <style:paragraph-properties fo:margin="100%" fo:margin-left="3.3071in" fo:margin-right="0in" fo:text-indent="-0.2362in" style:auto-text-indent="false">
        <style:tab-stops/>
      </style:paragraph-properties>
    </style:style>
    <style:style style:name="lyt-roundedrect_7e_LT_7e_Gliederung_20_8" style:display-name="lyt-roundedrect~LT~Gliederung 8" style:family="paragraph" style:parent-style-name="lyt-roundedrect_7e_LT_7e_Gliederung_20_7">
      <style:paragraph-properties fo:margin="100%" fo:margin-left="3.7799in" fo:margin-right="0in" fo:text-indent="-0.2362in" style:auto-text-indent="false">
        <style:tab-stops/>
      </style:paragraph-properties>
    </style:style>
    <style:style style:name="lyt-roundedrect_7e_LT_7e_Gliederung_20_9" style:display-name="lyt-roundedrect~LT~Gliederung 9" style:family="paragraph" style:parent-style-name="lyt-roundedrect_7e_LT_7e_Gliederung_20_8">
      <style:paragraph-properties fo:margin="100%" fo:margin-left="4.252in" fo:margin-right="0in" fo:text-indent="-0.2362in" style:auto-text-indent="false">
        <style:tab-stops/>
      </style:paragraph-properties>
    </style:style>
    <style:style style:name="lyt-roundedrect_7e_LT_7e_Titel" style:display-name="lyt-roundedrect~LT~Titel" style:family="paragraph">
      <style:paragraph-properties fo:text-align="center" style:justify-single-word="false" style:text-autospace="none"/>
      <style:text-properties fo:color="#198a8a"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roundedrect_7e_LT_7e_Untertitel" style:display-name="lyt-roundedrect~LT~Untertitel" style:family="paragraph">
      <style:paragraph-properties fo:margin="100%"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Notizen" style:display-name="lyt-roundedrect~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roundedrect_7e_LT_7e_Hintergrundobjekte" style:display-name="lyt-roundedrect~LT~Hintergrundobjekte" style:family="paragraph">
      <style:paragraph-properties style:text-autospace="none"/>
    </style:style>
    <style:style style:name="lyt-roundedrect_7e_LT_7e_Hintergrund" style:display-name="lyt-roundedrect~LT~Hintergrund" style:family="paragraph">
      <style:paragraph-properties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tam </meta:initial-creator>
    <meta:creation-date>2014-02-03T21:11:14</meta:creation-date>
    <dc:date>2014-03-06T16:34:43</dc:date>
    <dc:creator>Rostam </dc:creator>
    <meta:editing-duration>P5DT17H16M29S</meta:editing-duration>
    <meta:editing-cycles>20</meta:editing-cycles>
    <meta:generator>LibreOffice/3.5$Linux_X86_64 LibreOffice_project/350m1$Build-2</meta:generator>
    <meta:document-statistic meta:table-count="0" meta:image-count="0" meta:object-count="0" meta:page-count="9" meta:paragraph-count="151" meta:word-count="3170" meta:character-count="19941" meta:non-whitespace-character-count="16526"/>
  </office:meta>
</office:document-meta>
</file>